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1721" officeooo:paragraph-rsid="00121721"/>
    </style:style>
    <style:style style:name="P2" style:family="paragraph" style:parent-style-name="Standard">
      <style:text-properties officeooo:paragraph-rsid="00121721"/>
    </style:style>
    <style:style style:name="P3" style:family="paragraph" style:parent-style-name="Standard">
      <style:text-properties officeooo:rsid="0012c759" officeooo:paragraph-rsid="0012c759"/>
    </style:style>
    <style:style style:name="P4" style:family="paragraph" style:parent-style-name="Standard">
      <style:text-properties officeooo:rsid="00130588" officeooo:paragraph-rsid="00130588"/>
    </style:style>
    <style:style style:name="P5" style:family="paragraph" style:parent-style-name="Standard">
      <style:text-properties officeooo:rsid="0013a74b" officeooo:paragraph-rsid="0013a74b"/>
    </style:style>
    <style:style style:name="P6" style:family="paragraph" style:parent-style-name="Standard">
      <style:text-properties officeooo:paragraph-rsid="00121721"/>
    </style:style>
    <style:style style:name="P7" style:family="paragraph" style:parent-style-name="Standard">
      <style:text-properties officeooo:rsid="001a87f6" officeooo:paragraph-rsid="001a87f6"/>
    </style:style>
    <style:style style:name="P8" style:family="paragraph" style:parent-style-name="Standard">
      <style:text-properties officeooo:rsid="00121721" officeooo:paragraph-rsid="00121721"/>
    </style:style>
    <style:style style:name="P9" style:family="paragraph" style:parent-style-name="Standard">
      <style:text-properties officeooo:rsid="00121721" officeooo:paragraph-rsid="001c8738"/>
    </style:style>
    <style:style style:name="P10" style:family="paragraph" style:parent-style-name="Standard">
      <style:text-properties officeooo:rsid="0012c759" officeooo:paragraph-rsid="0012c759"/>
    </style:style>
    <style:style style:name="P11" style:family="paragraph" style:parent-style-name="Standard">
      <style:text-properties officeooo:rsid="0013a74b" officeooo:paragraph-rsid="0013a74b"/>
    </style:style>
    <style:style style:name="P12" style:family="paragraph" style:parent-style-name="Standard">
      <style:text-properties officeooo:rsid="001c8738" officeooo:paragraph-rsid="001c8738"/>
    </style:style>
    <style:style style:name="P13" style:family="paragraph" style:parent-style-name="Standard">
      <style:text-properties officeooo:paragraph-rsid="001c8738"/>
    </style:style>
    <style:style style:name="T1" style:family="text">
      <style:text-properties officeooo:rsid="00121721"/>
    </style:style>
    <style:style style:name="T2" style:family="text">
      <style:text-properties officeooo:rsid="0012c759"/>
    </style:style>
    <style:style style:name="T3" style:family="text">
      <style:text-properties officeooo:rsid="00130588"/>
    </style:style>
    <style:style style:name="T4" style:family="text">
      <style:text-properties officeooo:rsid="0018be9f"/>
    </style:style>
    <style:style style:name="T5" style:family="text">
      <style:text-properties officeooo:rsid="00191038"/>
    </style:style>
    <style:style style:name="T6" style:family="text">
      <style:text-properties officeooo:rsid="001a87f6"/>
    </style:style>
    <style:style style:name="T7" style:family="text">
      <style:text-properties officeooo:rsid="001c8738"/>
    </style:style>
    <style:style style:name="T8" style:family="text">
      <style:text-properties officeooo:rsid="001cccc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s 4 spécialités locales: porcelaine</text:p>
      <text:p text:style-name="Standard">La Joconde/</text:p>
      <text:p text:style-name="Standard">Puy de dôme</text:p>
      <text:p text:style-name="Standard">Auvergne - Rhone Alpe - Centre Val de Loire/</text:p>
      <text:p text:style-name="Standard">Les deux centres de formation de l'équipe/</text:p>
      <text:p text:style-name="Standard">Deux bâtiments représentatifs des deux villes de l'équipe</text:p>
      <text:p text:style-name="Standard">Un ascensseur</text:p>
      <text:p text:style-name="Standard"/>
      <text:p text:style-name="Standard">Clée/</text:p>
      <text:p text:style-name="Standard">Un coffre fort/</text:p>
      <text:p text:style-name="Standard">Une bibliothèque (le meuble)/</text:p>
      <text:p text:style-name="Standard">Un Bureau/</text:p>
      <text:p text:style-name="Standard">Peau d'ours/</text:p>
      <text:p text:style-name="Standard"/>
      <text:p text:style-name="Standard">Lapin/</text:p>
      <text:p text:style-name="Standard">Une Tortue/</text:p>
      <text:p text:style-name="Standard">Une souris (animal)/</text:p>
      <text:p text:style-name="Standard">Crevette/</text:p>
      <text:p text:style-name="Standard"/>
      <text:p text:style-name="Standard">Kiwi</text:p>
      <text:p text:style-name="Standard">Fromages/</text:p>
      <text:p text:style-name="Standard"/>
      <text:p text:style-name="Standard">Pneu/</text:p>
      <text:p text:style-name="Standard">VTT/</text:p>
      <text:p text:style-name="Standard">Haut parleur</text:p>
      <text:p text:style-name="Standard">Allumette/</text:p>
      <text:p text:style-name="Standard">Tente/</text:p>
      <text:p text:style-name="Standard">Lampe de poche/</text:p>
      <text:p text:style-name="Standard">Un téléphone analogique/</text:p>
      <text:p text:style-name="Standard">Carte à jouer</text:p>
      <text:p text:style-name="Standard">Une étoile</text:p>
      <text:p text:style-name="Standard">Carte Michelin/</text:p>
      <text:p text:style-name="Standard">Hache/</text:p>
      <text:p text:style-name="Standard">Cafetièr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Scenario:</text:p>
      <text:p text:style-name="Standard"/>
      <text:p text:style-name="Standard">INTRO:</text:p>
      <text:p text:style-name="Standard">Le hero <text:span text:style-name="T4">Java la souris </text:span>se reveille <text:s/>chez un homme à Chateauroux et il comprend qu'il a eu un accident, il ne comprend pas par contre se qui c'est passé et du coup il voit un espèce de chao dans la ville. Son premier interlocuteur qui est l'homme qui lui a sauvé la vie lui explique que suite à un virus informatique tout le pays est en PLS et qu'il faut absolument trouver quelqu'un pour sauver le monde... The coder-<text:span text:style-name="T5">mouse</text:span> Enigme N°1... le hero apprend que la propagation provient d’<text:span text:style-name="T3">un</text:span> foyers <text:span text:style-name="T3">à </text:span>Limoges! Le code initial est un code TROLL créé par des stagiaires et balancé sur un Hub (Git Hub) et qui a créé une monstrueux bordel...plus d'internet, donc plus de transport, feux rouges, péages et grosses pertubartions sur tout le reseau élétrique.</text:p>
      <text:p text:style-name="Standard"/>
      <text:p text:style-name="Standard">Enigme n°1</text:p>
      <text:p text:style-name="Standard"/>
      <text:p text:style-name="Standard">Trouver sur une carte Limoges et Bourges</text:p>
      <text:p text:style-name="Standard"/>
      <text:p text:style-name="Standard">Mot clé: Carte Michelin</text:p>
      <text:p text:style-name="Standard"/>
      <text:p text:style-name="Standard"/>
      <text:p text:style-name="Standard">PART1: </text:p>
      <text:p text:style-name="Standard"/>
      <text:p text:style-name="Standard">Le hero part à pieds en direction de la gare de Chateaurou afin de se rendre à Limoges. Il fini par y arriver et prend un des rares trains encore en fonction. Une fois arrivé à la gare de Limoges il aire dans les rues <text:span text:style-name="T5">désertes</text:span> jusqu'à tomber sur un gars bléssé <text:span text:style-name="T5">(la Tortue)</text:span>qui lui explique que si il l'aide à aller jusqu'à la mairie il lui donnerai sa hache afin de <text:span text:style-name="T5">se</text:span> défendre dans les rues devenues trop dangereuses. <text:span text:style-name="T5">La pauvre tortue à sa carapace de brisée et notre héro va lui en confectionner une nouvelle avec l’amarture d’une tente trouvée dans la rue ainsi qu’une peau d’ours) Une crevette démoniaque diffuse le virus informatique de ville en ville et sont à la recherche des développeurs pouvant leur nuire,</text:span></text:p>
      <text:p text:style-name="Standard">Il lui parle également que la solution peut etre trouvée avec des développeurs mais qu'il faut qu'il en trouve (Enigme n°2)</text:p>
      <text:p text:style-name="Standard"/>
      <text:p text:style-name="Standard">Enigme n°2 </text:p>
      <text:p text:style-name="Standard"/>
      <text:p text:style-name="Standard">Faire trouver Cours Gay Lussac</text:p>
      <text:p text:style-name="Standard"/>
      <text:p text:style-name="Standard">PART2: <text:span text:style-name="T1">La Resistance AFORMAC </text:span></text:p>
      <text:p text:style-name="Standard"/>
      <text:p text:style-name="P2">Armé de sa hache il arrive devant Aformac et explique aux différents élèves <text:span text:style-name="T6">(les Lapins) </text:span>qu'il a besoin d'aide pour rétablir la connexion. <text:span text:style-name="T3">Il apprend par la meme occasion que les étudiants ont découverts qu’il y avait un autre foyer à <text:s/>(Enigme : Cathédrale) Bourges,</text:span> Meme avec cette aide le héro pense que c'est trop juste et il demande si y'a pas d'autre dev dans le coin. On lui indique qu'il y a un autre site à Bourges et du coup le héro décide de prendre la route vers la bas. <text:span text:style-name="T1">Les étudiants d’Aformac lui explique qu’ils ont quelques contacts avec Bourges mais qu’un dispositif doit brouiller les communications. Les étudiants de Bourges sont plus informés sur le sujet et du coup notre héro prend la décision de partir les rejoindre et former un second groupe de résistant,</text:span></text:p>
      <text:p text:style-name="P7">Le héro récupère auprès des étudiants une lampe et quelques allumette au cas ou</text:p>
      <text:p text:style-name="P2"/>
      <text:p text:style-name="Standard"/>
      <text:p text:style-name="Standard"/>
      <text:p text:style-name="Standard"/>
      <text:p text:style-name="Standard"><text:soft-page-break/></text:p>
      <text:p text:style-name="Standard"/>
      <text:p text:style-name="P1">PART3 :</text:p>
      <text:p text:style-name="P1"/>
      <text:p text:style-name="P1">Il <text:span text:style-name="T2">trouve une voiture ouverte avec les clés dessus mais elle a un pneu crevé (Enigme 3) c’est le chef des étudiants qui se sert d’un pneu comme trone de la resistance</text:span></text:p>
      <text:p text:style-name="P3">Enigme 3 : </text:p>
      <text:p text:style-name="P3">Demander <text:s/>à un étudiant de l’aide</text:p>
      <text:p text:style-name="P3"/>
      <text:p text:style-name="P1">Pour se rendre à Bourges il décide d’emprunter les grands axes mais il apprend que les gens sont en train de piller les camions de marchandises et du coup il est confronté à une énigme </text:p>
      <text:p text:style-name="P1"/>
      <text:p text:style-name="P1"/>
      <text:p text:style-name="P1"/>
      <text:p text:style-name="P1">Enigme 4 :</text:p>
      <text:p text:style-name="P1">Passer par le chemin habituel == loose</text:p>
      <text:p text:style-name="P1">Faire un détour par L’auvergne == good reponse</text:p>
      <text:p text:style-name="P1"/>
      <text:p text:style-name="P1"/>
      <text:p text:style-name="P3">PART4 :</text:p>
      <text:p text:style-name="P3"/>
      <text:p text:style-name="P3">Il arrive en Auvergne son véhicule tombe en rade car plus d’essence et doit se trouver un nouveau moyen de locomotion. Il rencontre un nouveau personnage (la Souris) et lui promet en échange d’un morceau de fromage son VTT,</text:p>
      <text:p text:style-name="P7">La louttre tient la fromagerie <text:span text:style-name="T7">faut lui filer un kiwi contre un morceau de fromage et bim tout le monde est content</text:span></text:p>
      <text:p text:style-name="P3"/>
      <text:p text:style-name="P3">Enigme 5 :</text:p>
      <text:p text:style-name="P3"/>
      <text:p text:style-name="P4">Trouver le morceau de Fromage ?????????</text:p>
      <text:p text:style-name="P4"/>
      <text:p text:style-name="P4"/>
      <text:p text:style-name="P5">PART5 : Bourges</text:p>
      <text:p text:style-name="P3"/>
      <text:p text:style-name="P5">Après plusieurs heures de VTT il arrive à Bourges et rencontre l’équipe Aformac qui lui explique qu’ils ont effectivement des pistes pour trouver l’origine et qu’à priori cela se situe à Paris !</text:p>
      <text:p text:style-name="P12">Les étudiants de bourges cherchent activement la source du brouilleur et découvre que celui ci ce retrouve être dans un musée,</text:p>
      <text:p text:style-name="P12"/>
      <text:p text:style-name="P12">Egnime :</text:p>
      <text:p text:style-name="P12"/>
      <text:p text:style-name="P12">Plusieur photo de tableau et on décripte le signal en cliquant sur la Joconde</text:p>
      <text:p text:style-name="P5"/>
      <text:p text:style-name="P5"/>
      <text:p text:style-name="P1"/>
      <text:p text:style-name="P1">PART<text:span text:style-name="T7">6</text:span>: FINISH</text:p>
      <text:p text:style-name="P1"/>
      <text:p text:style-name="P13"/>
      <text:p text:style-name="P13">Un coffre fort/</text:p>
      <text:p text:style-name="P13"/>
      <text:p text:style-name="P9"/>
      <text:p text:style-name="P12"><text:soft-page-break/>Notre héro doit impérativement trouvé la clé permettant d’accéder au musée, pour cela il va la chercher dans le bureau du garde de sécurité,</text:p>
      <text:p text:style-name="P12">Il s’introduit dans le musée et par à la recherche du signal tout en prenant garde à la crevette,</text:p>
      <text:p text:style-name="P12">Il fini par prendre l’ascenceur central qui l’amène directement dans la galerie. Il se retrouve face une énigme pour éteindre le signal via un <text:span text:style-name="T1">téléphone se trouve derrière le tableau de la Joconde au musée du Louvre, </text:span>Le <text:span text:style-name="T1">Code à dévérouiller sur un tel analogique,</text:span></text:p>
      <text:p text:style-name="P12">Un gros problème le tableau est enfermé dans un coffre fort <text:span text:style-name="T8">(Enigme date creation tableau)</text:span></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9T19:58:57.188750840</meta:creation-date>
    <dc:date>2018-04-19T22:44:53.986838314</dc:date>
    <meta:editing-duration>PT52M32S</meta:editing-duration>
    <meta:editing-cycles>4</meta:editing-cycles>
    <meta:generator>LibreOffice/5.4.6.2$Linux_X86_64 LibreOffice_project/40m0$Build-2</meta:generator>
    <meta:document-statistic meta:table-count="0" meta:image-count="0" meta:object-count="0" meta:page-count="4" meta:paragraph-count="68" meta:word-count="891" meta:character-count="5009" meta:non-whitespace-character-count="4178"/>
  </office:meta>
</office:document-meta>
</file>